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5.7cm" table:align="left"/>
    </style:style>
    <style:style style:name="Tabela1.A" style:family="table-column">
      <style:table-column-properties style:column-width="4.004cm"/>
    </style:style>
    <style:style style:name="Tabela1.B" style:family="table-column">
      <style:table-column-properties style:column-width="4.392cm"/>
    </style:style>
    <style:style style:name="Tabela1.C" style:family="table-column">
      <style:table-column-properties style:column-width="5.009cm"/>
    </style:style>
    <style:style style:name="Tabela1.D" style:family="table-column">
      <style:table-column-properties style:column-width="6.103cm"/>
    </style:style>
    <style:style style:name="Tabela1.E" style:family="table-column">
      <style:table-column-properties style:column-width="6.19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178723" officeooo:paragraph-rsid="0017872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paragraph-rsid="00299eec" style:font-size-asian="11pt" style:font-size-complex="11pt"/>
    </style:style>
    <style:style style:name="P6" style:family="paragraph" style:parent-style-name="Table_20_Contents">
      <style:text-properties fo:font-size="11pt" fo:font-weight="bold" officeooo:paragraph-rsid="00299eec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Heading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da02" style:font-size-asian="11pt" style:font-size-complex="11pt"/>
    </style:style>
    <style:style style:name="T3" style:family="text">
      <style:text-properties officeooo:rsid="00178723"/>
    </style:style>
    <style:style style:name="T4" style:family="text">
      <style:text-properties officeooo:rsid="0018e22d"/>
    </style:style>
    <style:style style:name="T5" style:family="text">
      <style:text-properties officeooo:rsid="0023cd44"/>
    </style:style>
    <style:style style:name="T6" style:family="text">
      <style:text-properties officeooo:rsid="00299ee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99ee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ADRO RESUMO — CAPITAL DE GIRO <text:s text:c="2"/><text:span text:style-name="T3">(Ver Silva, 2017)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leLine1817148041872">
            <table:table-cell table:style-name="Tabela1.A1" office:value-type="string">
              <text:p text:style-name="P8">Conceito</text:p>
            </table:table-cell>
            <table:table-cell table:style-name="Tabela1.A1" office:value-type="string">
              <text:p text:style-name="P8">O que mede</text:p>
            </table:table-cell>
            <table:table-cell table:style-name="Tabela1.A1" office:value-type="string">
              <text:p text:style-name="P8">Como medir</text:p>
            </table:table-cell>
            <table:table-cell table:style-name="Tabela1.A1" office:value-type="string">
              <text:p text:style-name="P8">Interpretação</text:p>
            </table:table-cell>
            <table:table-cell table:style-name="Tabela1.A1" office:value-type="string">
              <text:p text:style-name="P8">O que deve ser feito</text:p>
            </table:table-cell>
          </table:table-row>
        </table:table-header-rows>
        <table:table-row table:style-name="TableLine1817148041872">
          <table:table-cell table:style-name="Tabela1.A1" office:value-type="string">
            <text:p text:style-name="P7"><text:span text:style-name="Strong_20_Emphasis"><text:span text:style-name="T1">Capital Circulante Líquido (CCL)</text:span></text:span></text:p>
          </table:table-cell>
          <table:table-cell table:style-name="Tabela1.A1" office:value-type="string">
            <text:p text:style-name="P4">Folga financeira de curto prazo</text:p>
          </table:table-cell>
          <table:table-cell table:style-name="Tabela1.A1" office:value-type="string">
            <text:p text:style-name="P7"><text:span text:style-name="Strong_20_Emphasis"><text:span text:style-name="T1">CCL = A</text:span></text:span><text:span text:style-name="Strong_20_Emphasis"><text:span text:style-name="T2">C - PCC</text:span></text:span></text:p>
          </table:table-cell>
          <table:table-cell table:style-name="Tabela1.A1" office:value-type="string">
            <text:p text:style-name="P3">➕ CCL &gt; 0 → Folga financeira <text:line-break/>➖ CCL &lt; 0 → Risco de insolvência</text:p>
          </table:table-cell>
          <table:table-cell table:style-name="Tabela1.A1" office:value-type="string">
            <text:p text:style-name="P3">🔹 Se negativo: alongar dívidas, capitalizar a empresa, reduzir estoques e acelerar recebimentos</text:p>
          </table:table-cell>
        </table:table-row>
        <table:table-row table:style-name="TableLine1817148041872">
          <table:table-cell table:style-name="Tabela1.A1" office:value-type="string">
            <text:p text:style-name="P7"><text:span text:style-name="Strong_20_Emphasis"><text:span text:style-name="T1">Capital Permanente Líquido (CPL)</text:span></text:span></text:p>
          </table:table-cell>
          <table:table-cell table:style-name="Tabela1.A1" office:value-type="string">
            <text:p text:style-name="P4">Recursos de longo prazo disponíveis para financiar ativos</text:p>
          </table:table-cell>
          <table:table-cell table:style-name="Tabela1.A1" office:value-type="string">
            <text:p text:style-name="P7"><text:span text:style-name="Strong_20_Emphasis"><text:span text:style-name="T1">CPL = (PL + PNC) – ANC</text:span></text:span></text:p>
          </table:table-cell>
          <table:table-cell table:style-name="Tabela1.A1" office:value-type="string">
            <text:p text:style-name="P3">➕ CPL &gt; 0 → Estrutura equilibrada <text:line-break/>➖ CPL &lt; 0 → Ativo fixo financiado com dívida de curto prazo</text:p>
          </table:table-cell>
          <table:table-cell table:style-name="Tabela1.A1" office:value-type="string">
            <text:p text:style-name="P3">🔹 Reestruturar perfil da dívida <text:line-break/>🔹 Rever investimentos fixos</text:p>
          </table:table-cell>
        </table:table-row>
        <table:table-row table:style-name="TableLine1817148041872">
          <table:table-cell table:style-name="Tabela1.A1" office:value-type="string">
            <text:p text:style-name="P7"><text:span text:style-name="Strong_20_Emphasis"><text:span text:style-name="T1">Capital de Giro Próprio (CGP)</text:span></text:span></text:p>
          </table:table-cell>
          <table:table-cell table:style-name="Tabela1.A1" office:value-type="string">
            <text:p text:style-name="P4">Parcela do giro financiada com recursos próprios</text:p>
          </table:table-cell>
          <table:table-cell table:style-name="Tabela1.A1" office:value-type="string">
            <text:p text:style-name="P7"><text:span text:style-name="Strong_20_Emphasis"><text:span text:style-name="T1">CGP = PL – ANC</text:span></text:span></text:p>
          </table:table-cell>
          <table:table-cell table:style-name="Tabela1.A1" office:value-type="string">
            <text:p text:style-name="P3">➕ CGP &gt; 0 → Autonomia financeira <text:line-break/>➖ CGP &lt; 0 → Dependência de capital de terceiros</text:p>
          </table:table-cell>
          <table:table-cell table:style-name="Tabela1.A1" office:value-type="string">
            <text:p text:style-name="P3">🔹 Aumentar retenção de lucros <text:line-break/>🔹 Reduzir dependência bancária</text:p>
          </table:table-cell>
        </table:table-row>
        <table:table-row table:style-name="TableLine1817148041872">
          <table:table-cell table:style-name="Tabela1.A1" office:value-type="string">
            <text:p text:style-name="P7"><text:span text:style-name="Strong_20_Emphasis"><text:span text:style-name="T1">Investimento Operacional em Giro (IOG)</text:span></text:span></text:p>
          </table:table-cell>
          <table:table-cell table:style-name="Tabela1.A1" office:value-type="string">
            <text:p text:style-name="P4">Recursos aplicados na operação</text:p>
          </table:table-cell>
          <table:table-cell table:style-name="Tabela1.A1" office:value-type="string">
            <text:p text:style-name="P7"><text:span text:style-name="Strong_20_Emphasis"><text:span text:style-name="T1">IOG = AC</text:span></text:span><text:span text:style-name="Strong_20_Emphasis"><text:span text:style-name="T2">C</text:span></text:span><text:span text:style-name="Strong_20_Emphasis"><text:span text:style-name="T1"> – PC</text:span></text:span><text:span text:style-name="Strong_20_Emphasis"><text:span text:style-name="T2">C (não considerar conta “Caixa”)</text:span></text:span></text:p>
          </table:table-cell>
          <table:table-cell table:style-name="Tabela1.A1" office:value-type="string">
            <text:p text:style-name="P5">Quanto maior, maior o consumo de caixa. <text:span text:style-name="T7">🔹 </text:span><text:span text:style-name="T8">Desejado que o IOG &lt; 0</text:span></text:p>
          </table:table-cell>
          <table:table-cell table:style-name="Tabela1.A1" office:value-type="string">
            <text:p text:style-name="P3">🔹 Melhorar giro de estoques <text:line-break/>🔹 Reduzir prazo de clientes <text:line-break/>🔹 Negociar fornecedores</text:p>
          </table:table-cell>
        </table:table-row>
        <table:table-row table:style-name="TableLine1817148041872">
          <table:table-cell table:style-name="Tabela1.A1" office:value-type="string">
            <text:p text:style-name="P7"><text:span text:style-name="Strong_20_Emphasis"><text:span text:style-name="T1">Capital de Giro Operacional Líquido (CGOL)</text:span></text:span></text:p>
          </table:table-cell>
          <table:table-cell table:style-name="Tabela1.A1" office:value-type="string">
            <text:p text:style-name="P4">Necessidade líquida da operação</text:p>
          </table:table-cell>
          <table:table-cell table:style-name="Tabela1.A1" office:value-type="string">
            <text:p text:style-name="P7"><text:span text:style-name="Strong_20_Emphasis"><text:span text:style-name="T1">CGOL = (Estoques + Clientes) – Fornecedores</text:span></text:span></text:p>
          </table:table-cell>
          <table:table-cell table:style-name="Tabela1.A1" office:value-type="string">
            <text:p text:style-name="P3">➕ Alto → operação consome caixa <text:line-break/>➖ Baixo → fornecedores financiam</text:p>
          </table:table-cell>
          <table:table-cell table:style-name="Tabela1.A1" office:value-type="string">
            <text:p text:style-name="P3">🔹 Revisar política de crédito e estoques</text:p>
            <text:p text:style-name="P6">🔹 <text:span text:style-name="T6">Desejado que o CGOL &lt; 0</text:span></text:p>
          </table:table-cell>
        </table:table-row>
        <table:table-row table:style-name="TableLine1817148041872">
          <table:table-cell table:style-name="Tabela1.A1" office:value-type="string">
            <text:p text:style-name="P7"><text:span text:style-name="Strong_20_Emphasis"><text:span text:style-name="T1">Necessidade de Capital de Giro (NCG)</text:span></text:span></text:p>
          </table:table-cell>
          <table:table-cell table:style-name="Tabela1.A1" office:value-type="string">
            <text:p text:style-name="P4">Valor necessário para manter o ciclo operacional</text:p>
          </table:table-cell>
          <table:table-cell table:style-name="Tabela1.A1" office:value-type="string">
            <text:p text:style-name="P7"><text:span text:style-name="Strong_20_Emphasis"><text:span text:style-name="T1">NCG = ACO – PCO</text:span></text:span></text:p>
          </table:table-cell>
          <table:table-cell table:style-name="Tabela1.A1" office:value-type="string">
            <text:p text:style-name="P3">➕ NCG &gt; 0 → precisa financiamento <text:line-break/>➖ NCG &lt; 0 → operação gera recursos</text:p>
          </table:table-cell>
          <table:table-cell table:style-name="Tabela1.A1" office:value-type="string">
            <text:p text:style-name="P3">🔹 Se estrutural: buscar financiamento de longo prazo</text:p>
          </table:table-cell>
        </table:table-row>
        <table:table-row table:style-name="TableLine1817148041872">
          <table:table-cell table:style-name="Tabela1.A1" office:value-type="string">
            <text:p text:style-name="P7"><text:span text:style-name="Strong_20_Emphasis"><text:span text:style-name="T1">Saldo em Tesouraria (ST)</text:span></text:span></text:p>
          </table:table-cell>
          <table:table-cell table:style-name="Tabela1.A1" office:value-type="string">
            <text:p text:style-name="P4">Folga ou insuficiência financeira efetiva</text:p>
          </table:table-cell>
          <table:table-cell table:style-name="Tabela1.A1" office:value-type="string">
            <text:p text:style-name="P7"><text:span text:style-name="Strong_20_Emphasis"><text:span text:style-name="T1">ST = </text:span></text:span><text:span text:style-name="Strong_20_Emphasis"><text:span text:style-name="T2">(</text:span></text:span><text:span text:style-name="Strong_20_Emphasis"><text:span text:style-name="T1">C</text:span></text:span><text:span text:style-name="Strong_20_Emphasis"><text:span text:style-name="T2">P</text:span></text:span><text:span text:style-name="Strong_20_Emphasis"><text:span text:style-name="T1">L </text:span></text:span><text:span text:style-name="Strong_20_Emphasis"><text:span text:style-name="T2">ou CCC)</text:span></text:span><text:span text:style-name="Strong_20_Emphasis"><text:span text:style-name="T1">– NCG</text:span></text:span></text:p>
          </table:table-cell>
          <table:table-cell table:style-name="Tabela1.A1" office:value-type="string">
            <text:p text:style-name="P3">➕ ST &gt; 0 → Empresa tem caixa estrutural <text:line-break/>➖ ST &lt; 0 → Dependência de empréstimos de curto prazo</text:p>
          </table:table-cell>
          <table:table-cell table:style-name="Tabela1.A1" office:value-type="string">
            <text:p text:style-name="P3">🔹 Se negativo: reduzir NCG urgentemente <text:line-break/>🔹 Reestruturar dívidas <text:line-break/>🔹 Controlar crescimento desorganizado</text:p>
          </table:table-cell>
        </table:table-row>
        <table:table-row table:style-name="TableLine1817148041872">
          <table:table-cell table:style-name="Tabela1.A1" office:value-type="string">
            <text:p text:style-name="P7"><text:span text:style-name="Strong_20_Emphasis"><text:span text:style-name="T1">Efeito Tesoura</text:span></text:span></text:p>
          </table:table-cell>
          <table:table-cell table:style-name="Tabela1.A1" office:value-type="string">
            <text:p text:style-name="P4">Desequilíbrio entre crescimento e liquidez</text:p>
          </table:table-cell>
          <table:table-cell table:style-name="Tabela1.A1" office:value-type="string">
            <text:p text:style-name="P7"><text:span text:style-name="T1">Ocorre quando </text:span><text:span text:style-name="Strong_20_Emphasis"><text:span text:style-name="T1">NCG cresce e CCL diminui</text:span></text:span><text:span text:style-name="T1">, tornando ST negativo</text:span></text:p>
          </table:table-cell>
          <table:table-cell table:style-name="Tabela1.A1" office:value-type="string">
            <text:p text:style-name="P3">Crescimento com deterioração do caixa</text:p>
          </table:table-cell>
          <table:table-cell table:style-name="Tabela1.A1" office:value-type="string">
            <text:p text:style-name="P3">🔹 Replanejar expansão <text:line-break/>🔹 Ajustar capitalização <text:line-break/>🔹 Implantar controle rigoroso do fluxo de caixa</text:p>
          </table:table-cell>
        </table:table-row>
      </table:table>
      <text:p text:style-name="P1">Capítulo 19 do Livro Análise Financeira das Empresas de José Pereira da Silva. <text:span text:style-name="T5">Ver também os capítulos 20, 21 e 22 do respectivo livr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6T08:20:10.234000000</meta:creation-date>
    <dc:date>2026-02-26T11:17:31.067000000</dc:date>
    <meta:editing-duration>PT2H35M53S</meta:editing-duration>
    <meta:editing-cycles>4</meta:editing-cycles>
    <meta:generator>LibreOffice/7.1.4.2$Windows_X86_64 LibreOffice_project/a529a4fab45b75fefc5b6226684193eb000654f6</meta:generator>
    <meta:document-statistic meta:table-count="1" meta:image-count="0" meta:object-count="0" meta:page-count="1" meta:paragraph-count="48" meta:word-count="384" meta:character-count="2234" meta:non-whitespace-character-count="1876"/>
  </office:meta>
</office:document-meta>
</file>